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Menlo1" svg:font-family="Menlo, Monaco, Consolas, 'Liberation Mono'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1ab3" officeooo:paragraph-rsid="00211ab3"/>
    </style:style>
    <style:style style:name="P2" style:family="paragraph" style:parent-style-name="Standard">
      <style:text-properties officeooo:rsid="00227e8a" officeooo:paragraph-rsid="00227e8a"/>
    </style:style>
    <style:style style:name="P3" style:family="paragraph" style:parent-style-name="Standard">
      <style:text-properties officeooo:rsid="00235db9" officeooo:paragraph-rsid="00235db9"/>
    </style:style>
    <style:style style:name="P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</style:style>
    <style:style style:name="P5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1043in" loext:contextual-spacing="false" fo:line-height="142%" fo:text-align="start" style:justify-single-word="false" fo:orphans="2" fo:widows="2" fo:text-indent="0in" style:auto-text-indent="false" fo:background-color="#f5f5f5" fo:padding="0.0937in" fo:border="0.06pt solid #cccccc"/>
    </style:style>
    <style:style style:name="P6" style:family="paragraph" style:parent-style-name="Standard">
      <style:text-properties officeooo:rsid="00267014" officeooo:paragraph-rsid="00267014"/>
    </style:style>
    <style:style style:name="P7" style:family="paragraph" style:parent-style-name="Standard">
      <style:text-properties fo:font-variant="normal" fo:text-transform="none" fo:color="#2d3748" style:font-name="Menlo1" fo:font-size="10.5pt" fo:letter-spacing="normal" fo:font-style="normal" fo:font-weight="normal" officeooo:rsid="00267014" officeooo:paragraph-rsid="00267014"/>
    </style:style>
    <style:style style:name="P8" style:family="paragraph" style:parent-style-name="Standard">
      <style:text-properties officeooo:rsid="00235db9" officeooo:paragraph-rsid="00235db9"/>
    </style:style>
    <style:style style:name="P9" style:family="paragraph" style:parent-style-name="Standard">
      <style:text-properties officeooo:rsid="00267db9" officeooo:paragraph-rsid="00267db9"/>
    </style:style>
    <style:style style:name="P10" style:family="paragraph" style:parent-style-name="Standard">
      <style:text-properties officeooo:rsid="0028742a" officeooo:paragraph-rsid="0028742a"/>
    </style:style>
    <style:style style:name="P11" style:family="paragraph" style:parent-style-name="Standard">
      <style:text-properties officeooo:rsid="00211ab3" officeooo:paragraph-rsid="00211ab3"/>
    </style:style>
    <style:style style:name="P12" style:family="paragraph" style:parent-style-name="Standard">
      <style:text-properties officeooo:rsid="00292b09" officeooo:paragraph-rsid="00292b09"/>
    </style:style>
    <style:style style:name="T1" style:family="text">
      <style:text-properties fo:font-variant="normal" fo:text-transform="none" fo:color="#658b00" style:font-name="Menlo" fo:font-size="9.75pt" fo:letter-spacing="normal" fo:font-style="normal" fo:font-weight="normal" fo:background-color="transparent" loext:char-shading-value="0" loext:padding="0in" loext:border="none"/>
    </style:style>
    <style:style style:name="T2" style:family="text">
      <style:text-properties fo:font-variant="normal" fo:text-transform="none" fo:color="#333333" style:font-name="Menlo" fo:font-size="9.75pt" fo:letter-spacing="normal" fo:font-style="normal" fo:font-weight="normal" fo:background-color="transparent" loext:char-shading-value="0" loext:padding="0in" loext:border="none"/>
    </style:style>
    <style:style style:name="T3" style:family="text">
      <style:text-properties officeooo:rsid="002874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Source_20_Text"><text:span text:style-name="T1">sudo </text:span></text:span><text:span text:style-name="Source_20_Text"><text:span text:style-name="T2">apt-get install docker-ce= 5:18.09.6~3-0~ubuntu-bionic docker-ce-cli=5:18.09.6~3-0~ubuntu-bionic <text:s/>containerd.io</text:span></text:span></text:p>
      <text:p text:style-name="Standard">java -Dspring.profiles.active=default -jar target/nwt-izostanak-service-0.0.1-SNAPSHOT.jar</text:p>
      <text:p text:style-name="Standard"/>
      <text:p text:style-name="P6">Unistava sve nekoristene kontejnere:</text:p>
      <text:p text:style-name="P7">docker system prune</text:p>
      <text:p text:style-name="P4"/>
      <text:p text:style-name="P1">Izostanak:</text:p>
      <text:p text:style-name="P1"/>
      <text:p text:style-name="P1">sudo docker build -f Dockerfile -t izostanak-service .</text:p>
      <text:p text:style-name="P1">sudo docker run --net=host izostanak-service</text:p>
      <text:p text:style-name="P1"/>
      <text:p text:style-name="P1">Upload:</text:p>
      <text:p text:style-name="P1">sudo docker build -f Dockerfile -t upload-service .</text:p>
      <text:p text:style-name="P1">sudo docker run --net=host upload-service</text:p>
      <text:p text:style-name="P1"/>
      <text:p text:style-name="P1">Gateway:</text:p>
      <text:p text:style-name="P1">sudo docker build --file=Dockerfile --tag=gateway:latest --rm=true .</text:p>
      <text:p text:style-name="P1">sudo docker run --net=host gateway</text:p>
      <text:p text:style-name="P1"/>
      <text:p text:style-name="P2">Ocjena:</text:p>
      <text:p text:style-name="P2">sudo docker build -f Dockerfile -t ocjena-service .</text:p>
      <text:p text:style-name="P2">sudo docker run --net=host ocjena-service</text:p>
      <text:p text:style-name="P1"/>
      <text:p text:style-name="P3">Eureka:</text:p>
      <text:p text:style-name="P3">sudo docker build --file=Dockerfile --tag=eureka-service:latest --rm=true .</text:p>
      <text:p text:style-name="P3">sudo docker run --name=eureka-service --publish=8761:8761 eureka-service:latest</text:p>
      <text:p text:style-name="P3"/>
      <text:p text:style-name="P9">Frontend:</text:p>
      <text:p text:style-name="P10">npm install</text:p>
      <text:p text:style-name="P9"><text:span text:style-name="T3">npm</text:span> start</text:p>
      <text:p text:style-name="P1"/>
      <text:p text:style-name="P12">Auth:</text:p>
      <text:p text:style-name="P12">mvn spring-boot:ru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Menlo1" svg:font-family="Menlo, Monaco, Consolas, 'Liberation Mono'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8:18:48.787590366</meta:creation-date>
    <dc:date>2019-05-28T18:40:38.224297470</dc:date>
    <meta:editing-duration>PT4H54M8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24" meta:word-count="107" meta:character-count="891" meta:non-whitespace-character-count="819"/>
  </office:meta>
</office:document-meta>
</file>